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style:font-size-asian="20pt" style:font-size-complex="20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THOGONAL FUNCTIONS</text:p>
      <text:p text:style-name="P1"/>
      <text:p text:style-name="P1">In the previous section, <text:s/>“Regression Analysis”, several points were fitted to a set of functions so that a formula could be used to represent the curve that passed through, or near, the points. The functions were the first few out of the following set:</text:p>
      <text:p text:style-name="P1"/>
      <text:p text:style-name="P1">X0, X1, X2, X3, <text:s/>X4 …... <text:s text:c="3"/>etc.</text:p>
      <text:p text:style-name="P1"/>
      <text:p text:style-name="P1">The regression process found C values for a simple formula, which was as follows:</text:p>
      <text:p text:style-name="P1"/>
      <text:p text:style-name="P1">Y = C0*X0 + C1*X1 + C2*X2 + C3*X3 ….... etc.</text:p>
      <text:p text:style-name="P1"/>
      <text:p text:style-name="P1">Instead of using powers of X, one could use other functions such as the log of X, <text:s/>the sines and cosines of multiples of X, or Chebychev functions. </text:p>
      <text:p text:style-name="P1"/>
      <text:p text:style-name="P1">Certain sets of functions have a property that is called “orthogonal”. If a set of such functions is used in the regression process, the entire procedure is simplified. </text:p>
      <text:p text:style-name="P1"/>
      <text:p text:style-name="P1">In order to understand why this is true, it is necessary to review some properties of vectors. A vector is essentially an arrow of a certain “magnitude” (arrow length) that points in a specific direction. In a three-dimensional world, the direction is specified by three values <text:s/>X, Y and Z and the magnitude is equal to the square root of <text:s/>X2+Y2+Z2.</text:p>
      <text:p text:style-name="P1"><text:soft-page-break/></text:p>
      <text:p text:style-name="P1">The cosine of the angle theta between two vectors A and B can be determined <text:s/>by calculating the “dot product” of the vectors and dividing the result by both magnitudes, as follows:</text:p>
      <text:p text:style-name="P1"/>
      <text:p text:style-name="P1">Vector A = [ Ax,Ay,Az ] <text:s text:c="2"/></text:p>
      <text:p text:style-name="P1"/>
      <text:p text:style-name="P1">Vector B = [ Bx,By,Bz]</text:p>
      <text:p text:style-name="P1"/>
      <text:p text:style-name="P1">Dot prod. A and B = A<text:span text:style-name="T1">.</text:span>B = Ax*Bx+Ay*By+Az*Bz</text:p>
      <text:p text:style-name="P1"/>
      <text:p text:style-name="P1">mag. A = |A| = sqrt( Ax*Ax+Ay*Ay+Az*Az)</text:p>
      <text:p text:style-name="P1"/>
      <text:p text:style-name="P1">mag. B = |B| = sqrt( Bx*Bx+By*By+Bz*Bz)</text:p>
      <text:p text:style-name="P1"/>
      <text:p text:style-name="P1">cos(Theta)= <text:s/>(A <text:span text:style-name="T1">. </text:span>B) / ( |A| * |B| ) <text:s text:c="3"/></text:p>
      <text:p text:style-name="P1"/>
      <text:p text:style-name="P1">If the cosine of the angle between two vectors is 1, the two vectors are pointing in the same direction. If the cosine is 0, the vectors are 90 degrees apart and are definitely not in the same direction. <text:s text:c="18"/></text:p>
      <text:p text:style-name="P1"><text:s text:c="21"/></text:p>
      <text:p text:style-name="P1"/>
      <text:p text:style-name="P1"/>
      <text:p text:style-name="P1"><text:s/></text:p>
      <text:p text:style-name="P1"/>
      <text:p text:style-name="P1"/>
      <text:p text:style-name="P1"/>
      <text:p text:style-name="P1"><text:soft-page-break/></text:p>
      <text:p text:style-name="P1"/>
      <text:p text:style-name="P1">For example, consider the following set of functions:</text:p>
      <text:p text:style-name="P1"/>
      <text:p text:style-name="P1"><text:s/>cos(x)+sin(x)+cos(2*x)+sin(2*x)+cos(3*x)+sin(3*x) ...etc.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v Elliott</meta:initial-creator>
    <meta:creation-date>2015-01-15T11:42:46.14</meta:creation-date>
    <dc:date>2015-01-15T20:11:45.06</dc:date>
    <dc:creator>Irv Elliott</dc:creator>
    <meta:editing-duration>PT26M</meta:editing-duration>
    <meta:editing-cycles>3</meta:editing-cycles>
    <meta:generator>OpenOffice/4.1.1$Win32 OpenOffice.org_project/411m6$Build-9775</meta:generator>
    <meta:document-statistic meta:table-count="0" meta:image-count="0" meta:object-count="0" meta:page-count="3" meta:paragraph-count="21" meta:word-count="320" meta:character-count="1842"/>
  </office:meta>
</office:document-meta>
</file>